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124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>
            <text:p>Initial Stock Price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Stock</text:p>
          </table:table-cell>
          <table:table-cell/>
          <table:table-cell table:number-columns-repeated="3"/>
        </table:table-row>
        <table:table-row table:style-name="ro1">
          <table:table-cell office:value-type="string">
            <text:p>Up move</text:p>
          </table:table-cell>
          <table:table-cell table:style-name="ce1" office:value-type="float" office:value="1.01">
            <text:p>1,01</text:p>
          </table:table-cell>
          <table:table-cell/>
          <table:table-cell table:formula="of:=[.B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Down move</text:p>
          </table:table-cell>
          <table:table-cell office:value-type="float" office:value="0.99">
            <text:p>0,99</text:p>
          </table:table-cell>
          <table:table-cell/>
          <table:table-cell table:formula="of:=[.D2]*IF(RAND()&gt;1-[.$B$4];[.$B$2];[.$B$3])" office:value-type="float" office:value="99">
            <text:p>99</text:p>
          </table:table-cell>
          <table:table-cell table:number-columns-repeated="4"/>
        </table:table-row>
        <table:table-row table:style-name="ro1">
          <table:table-cell office:value-type="string">
            <text:p>Probability of up</text:p>
          </table:table-cell>
          <table:table-cell office:value-type="float" office:value="0.5">
            <text:p>0,5</text:p>
          </table:table-cell>
          <table:table-cell/>
          <table:table-cell table:formula="of:=[.D3]*IF(RAND()&gt;1-[.$B$4];[.$B$2];[.$B$3])" office:value-type="float" office:value="98.01">
            <text:p>98,0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D4]*IF(RAND()&gt;1-[.$B$4];[.$B$2];[.$B$3])" office:value-type="float" office:value="97.0299">
            <text:p>97,03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D5]*IF(RAND()&gt;1-[.$B$4];[.$B$2];[.$B$3])" office:value-type="float" office:value="96.059601">
            <text:p>96,06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D6]*IF(RAND()&gt;1-[.$B$4];[.$B$2];[.$B$3])" office:value-type="float" office:value="97.02019701">
            <text:p>97,02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D7]*IF(RAND()&gt;1-[.$B$4];[.$B$2];[.$B$3])" office:value-type="float" office:value="96.0499950399">
            <text:p>96,05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D8]*IF(RAND()&gt;1-[.$B$4];[.$B$2];[.$B$3])" office:value-type="float" office:value="97.010494990299">
            <text:p>97,0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D9]*IF(RAND()&gt;1-[.$B$4];[.$B$2];[.$B$3])" office:value-type="float" office:value="97.980599940202">
            <text:p>97,98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D10]*IF(RAND()&gt;1-[.$B$4];[.$B$2];[.$B$3])" office:value-type="float" office:value="97.0007939408">
            <text:p>97</text:p>
          </table:table-cell>
          <table:table-cell table:number-columns-repeated="3"/>
          <table:table-cell>
            <draw:frame table:end-cell-address="Sheet1.K27" table:end-x="1.325cm" table:end-y="0.295cm" draw:z-index="0" draw:style-name="gr1" svg:width="7.999cm" svg:height="6.999cm" svg:x="0.101cm" svg:y="0.1cm">
              <draw:object draw:notify-on-update-of-ranges="Sheet1.D2:Sheet1.D3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number-columns-repeated="3"/>
          <table:table-cell table:formula="of:=[.D11]*IF(RAND()&gt;1-[.$B$4];[.$B$2];[.$B$3])" office:value-type="float" office:value="97.970801880208">
            <text:p>97,97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D12]*IF(RAND()&gt;1-[.$B$4];[.$B$2];[.$B$3])" office:value-type="float" office:value="96.9910938614059">
            <text:p>96,99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D13]*IF(RAND()&gt;1-[.$B$4];[.$B$2];[.$B$3])" office:value-type="float" office:value="97.9610048000199">
            <text:p>97,96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D14]*IF(RAND()&gt;1-[.$B$4];[.$B$2];[.$B$3])" office:value-type="float" office:value="96.9813947520198">
            <text:p>96,98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D15]*IF(RAND()&gt;1-[.$B$4];[.$B$2];[.$B$3])" office:value-type="float" office:value="97.9512086995399">
            <text:p>97,95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D16]*IF(RAND()&gt;1-[.$B$4];[.$B$2];[.$B$3])" office:value-type="float" office:value="98.9307207865354">
            <text:p>98,93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D17]*IF(RAND()&gt;1-[.$B$4];[.$B$2];[.$B$3])" office:value-type="float" office:value="97.94141357867">
            <text:p>97,94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D18]*IF(RAND()&gt;1-[.$B$4];[.$B$2];[.$B$3])" office:value-type="float" office:value="98.9208277144567">
            <text:p>98,92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D19]*IF(RAND()&gt;1-[.$B$4];[.$B$2];[.$B$3])" office:value-type="float" office:value="97.9316194373121">
            <text:p>97,93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D20]*IF(RAND()&gt;1-[.$B$4];[.$B$2];[.$B$3])" office:value-type="float" office:value="96.952303242939">
            <text:p>96,95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D21]*IF(RAND()&gt;1-[.$B$4];[.$B$2];[.$B$3])" office:value-type="float" office:value="95.9827802105096">
            <text:p>95,98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D22]*IF(RAND()&gt;1-[.$B$4];[.$B$2];[.$B$3])" office:value-type="float" office:value="95.0229524084045">
            <text:p>95,02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D23]*IF(RAND()&gt;1-[.$B$4];[.$B$2];[.$B$3])" office:value-type="float" office:value="94.0727228843205">
            <text:p>94,07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D24]*IF(RAND()&gt;1-[.$B$4];[.$B$2];[.$B$3])" office:value-type="float" office:value="95.0134501131637">
            <text:p>95,0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D25]*IF(RAND()&gt;1-[.$B$4];[.$B$2];[.$B$3])" office:value-type="float" office:value="95.9635846142953">
            <text:p>95,96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D26]*IF(RAND()&gt;1-[.$B$4];[.$B$2];[.$B$3])" office:value-type="float" office:value="95.0039487681523">
            <text:p>95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D27]*IF(RAND()&gt;1-[.$B$4];[.$B$2];[.$B$3])" office:value-type="float" office:value="94.0539092804708">
            <text:p>94,05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D28]*IF(RAND()&gt;1-[.$B$4];[.$B$2];[.$B$3])" office:value-type="float" office:value="94.9944483732755">
            <text:p>94,99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D29]*IF(RAND()&gt;1-[.$B$4];[.$B$2];[.$B$3])" office:value-type="float" office:value="95.9443928570083">
            <text:p>95,94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D30]*IF(RAND()&gt;1-[.$B$4];[.$B$2];[.$B$3])" office:value-type="float" office:value="94.9849489284382">
            <text:p>94,98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D31]*IF(RAND()&gt;1-[.$B$4];[.$B$2];[.$B$3])" office:value-type="float" office:value="95.9347984177226">
            <text:p>95,93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D32]*IF(RAND()&gt;1-[.$B$4];[.$B$2];[.$B$3])" office:value-type="float" office:value="94.9754504335454">
            <text:p>94,98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D33]*IF(RAND()&gt;1-[.$B$4];[.$B$2];[.$B$3])" office:value-type="float" office:value="94.0256959292099">
            <text:p>94,03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D34]*IF(RAND()&gt;1-[.$B$4];[.$B$2];[.$B$3])" office:value-type="float" office:value="93.0854389699178">
            <text:p>93,09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D35]*IF(RAND()&gt;1-[.$B$4];[.$B$2];[.$B$3])" office:value-type="float" office:value="94.016293359617">
            <text:p>94,02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D36]*IF(RAND()&gt;1-[.$B$4];[.$B$2];[.$B$3])" office:value-type="float" office:value="94.9564562932132">
            <text:p>94,96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D37]*IF(RAND()&gt;1-[.$B$4];[.$B$2];[.$B$3])" office:value-type="float" office:value="95.9060208561453">
            <text:p>95,91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Arial" style:font-family-generic-asian="system" style:font-pitch-asian="variabl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5">15/01/2011</text:date>, <text:time>15:04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eophytos Demetriou</meta:initial-creator>
    <meta:creation-date>2011-01-15T14:00:07</meta:creation-date>
    <dc:date>2011-01-15T15:04:34</dc:date>
    <dc:creator>Neophytos Demetriou</dc:creator>
    <meta:editing-duration>PT01H04M29S</meta:editing-duration>
    <meta:editing-cycles>2</meta:editing-cycles>
    <meta:generator>OpenOffice.org/3.0$Unix OpenOffice.org_project/300m9$Build-9358</meta:generator>
    <meta:document-statistic meta:table-count="3" meta:cell-count="47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line" chart:style-name="ch1">
        <chart:legend chart:legend-position="end" svg:x="5.921cm" svg:y="3.218cm" chart:style-name="ch2"/>
        <chart:plot-area chart:style-name="ch3" table:cell-range-address="Sheet1.D2:Sheet1.D38" svg:x="0.16cm" svg:y="0.14cm" svg:width="5.601cm" svg:height="6.58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4"/>
          <chart:series chart:attached-axis="primary-y" chart:style-name="ch6" chart:values-cell-range-address="Sheet1.D2:Sheet1.D38" chart:class="chart:line">
            <chart:data-point chart:repeated="3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 text:id="Sheet1.D2:Sheet1.D38">1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8.01">
                <text:p>98.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7.0299">
                <text:p>97.02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6.059601">
                <text:p>96.0596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7.02019701">
                <text:p>97.020197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6.0499950399">
                <text:p>96.04999503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7.010494990299">
                <text:p>97.0104949902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7.980599940202">
                <text:p>97.9805999402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7.0007939408">
                <text:p>97.00079394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7.970801880208">
                <text:p>97.9708018802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6.9910938614059">
                <text:p>96.99109386140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7.9610048000199">
                <text:p>97.96100480001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6.9813947520198">
                <text:p>96.98139475201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7.9512086995399">
                <text:p>97.95120869953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8.9307207865354">
                <text:p>98.93072078653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7.94141357867">
                <text:p>97.941413578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8.9208277144567">
                <text:p>98.92082771445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7.9316194373121">
                <text:p>97.93161943731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6.952303242939">
                <text:p>96.9523032429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5.9827802105096">
                <text:p>95.98278021050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5.0229524084045">
                <text:p>95.02295240840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4.0727228843205">
                <text:p>94.07272288432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5.0134501131637">
                <text:p>95.01345011316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5.9635846142953">
                <text:p>95.96358461429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5.0039487681523">
                <text:p>95.00394876815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4.0539092804708">
                <text:p>94.05390928047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4.9944483732755">
                <text:p>94.99444837327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5.9443928570083">
                <text:p>95.94439285700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4.9849489284382">
                <text:p>94.98494892843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5.9347984177226">
                <text:p>95.93479841772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4.9754504335454">
                <text:p>94.97545043354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4.0256959292099">
                <text:p>94.02569592920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3.0854389699178">
                <text:p>93.08543896991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4.016293359617">
                <text:p>94.0162933596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4.9564562932132">
                <text:p>94.95645629321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5.9060208561453">
                <text:p>95.90602085614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